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'DejaVu Sans Mono', 'Courier New'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663" officeooo:paragraph-rsid="001bf663"/>
    </style:style>
    <style:style style:name="P2" style:family="paragraph" style:parent-style-name="Standard">
      <style:text-properties officeooo:rsid="001c88a7" officeooo:paragraph-rsid="001c88a7"/>
    </style:style>
    <style:style style:name="P3" style:family="paragraph" style:parent-style-name="Standard">
      <style:paragraph-properties fo:break-before="page"/>
      <style:text-properties officeooo:rsid="001bf663" officeooo:paragraph-rsid="001bf663"/>
    </style:style>
    <style:style style:name="T1" style:family="text">
      <style:text-properties officeooo:rsid="001c88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Présentation projet Pizza-Louis</text:p>
      <text:p text:style-name="P1"/>
      <text:p text:style-name="P3">2- Github pour la gestion du projet</text:p>
      <text:p text:style-name="P1">présentation github</text:p>
      <text:p text:style-name="P1">utilité, avantages :</text:p>
      <text:p text:style-name="P1">- <text:span text:style-name="T1">projet sauvegarde</text:span></text:p>
      <text:p text:style-name="P1">- <text:span text:style-name="T1">versionning et comparaison des commits</text:span></text:p>
      <text:p text:style-name="P1">- <text:span text:style-name="T1">travail en équipe et gestion des conflits</text:span></text:p>
      <text:p text:style-name="P1"/>
      <text:p text:style-name="P1">1 Création d’un dépôt Github</text:p>
      <text:p text:style-name="P1"><text:s text:c="2"/>création d’un dossier sur ma machine </text:p>
      <text:p text:style-name="P1">/Documents/pizza-louis</text:p>
      <text:p text:style-name="P1">- front : l’application angular/Cordova</text:p>
      <text:p text:style-name="P1">- backend : serveur express</text:p>
      <text:p text:style-name="P1"/>
      <text:p text:style-name="P1">initialisation d’un repos git :</text:p>
      <text:p text:style-name="P1">git init </text:p>
      <text:p text:style-name="P1"/>
      <text:p text:style-name="P1">ajout de <text:span text:style-name="T1">fichiers/dossiers</text:span></text:p>
      <text:p text:style-name="P1">git add .</text:p>
      <text:p text:style-name="P1"/>
      <text:p text:style-name="P1">Commit de la structure du projet</text:p>
      <text:p text:style-name="P1">git commit </text:p>
      <text:p text:style-name="P1"/>
      <text:p text:style-name="P1">création du remote <text:span text:style-name="T1">sur github puis liaison avec le depot local</text:span></text:p>
      <text:p text:style-name="P1">git remote add origin <text:a xlink:type="simple" xlink:href="https://github.com/user/repo.git" text:style-name="Internet_20_link" text:visited-style-name="Visited_20_Internet_20_Link">https://github.com/user/repo.git</text:a></text:p>
      <text:p text:style-name="P1"/>
      <text:p text:style-name="P2">push des modifications :</text:p>
      <text:p text:style-name="P2">git push origin mast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'DejaVu Sans Mono', 'Courier New'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1:43:06.042030255</meta:creation-date>
    <dc:date>2017-05-11T12:31:17.688949720</dc:date>
    <meta:editing-duration>PT38M1S</meta:editing-duration>
    <meta:editing-cycles>1</meta:editing-cycles>
    <meta:document-statistic meta:table-count="0" meta:image-count="0" meta:object-count="0" meta:page-count="2" meta:paragraph-count="22" meta:word-count="100" meta:character-count="645" meta:non-whitespace-character-count="562"/>
    <meta:generator>LibreOffice/5.1.6.2$Linux_X86_64 LibreOffice_project/10m0$Build-2</meta:generator>
  </office:meta>
</office:document-meta>
</file>